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Gr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*D</text:p>
          </table:table-cell>
          <table:table-cell table:formula="of:=[.B2]*[.B3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*H</text:p>
          </table:table-cell>
          <table:table-cell table:formula="of:=[.B2]*[.B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*D</text:p>
          </table:table-cell>
          <table:table-cell table:formula="of:=[.B3]*[.B4]"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ace A</text:p>
          </table:table-cell>
          <table:table-cell table:formula="of:=2*SUM([.B6:.B8])"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verything g5</text:p>
          </table:table-cell>
          <table:table-cell office:value-type="string" calcext:value-type="string">
            <text:p>Sealed top t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 cost</text:p>
          </table:table-cell>
          <table:table-cell table:formula="of:=[.B9]*[.J2]" office:value-type="float" office:value="2.025" calcext:value-type="float">
            <text:p>2.025</text:p>
          </table:table-cell>
          <table:table-cell table:formula="of:=[.B9]*[.F2]" office:value-type="float" office:value="0.75" calcext:value-type="float">
            <text:p>0.75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 colour</text:p>
          </table:table-cell>
          <table:table-cell table:formula="of:=[.$B$12] * 0.15" office:value-type="float" office:value="0.30375" calcext:value-type="float">
            <text:p>0.30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</text:p>
          </table:table-cell>
          <table:table-cell table:formula="of:=[.$B$12] * 0.12" office:value-type="float" office:value="0.243" calcext:value-type="float">
            <text:p>0.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c</text:p>
          </table:table-cell>
          <table:table-cell table:formula="of:=[.$B$12] * 0.08" office:value-type="float" office:value="0.162" calcext:value-type="float">
            <text:p>0.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</text:p>
          </table:table-cell>
          <table:table-cell table:formula="of:=[.$B$12] * 0.06" office:value-type="float" office:value="0.1215" calcext:value-type="float">
            <text:p>0.1215</text:p>
          </table:table-cell>
          <table:table-cell table:formula="of:=[.$C$12] * 0.06" office:value-type="float" office:value="0.045" calcext:value-type="float">
            <text:p>0.04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12:.B17])" office:value-type="float" office:value="2.85525" calcext:value-type="float">
            <text:p>2.85525</text:p>
          </table:table-cell>
          <table:table-cell table:formula="of:=SUM([.C12:.C17])" office:value-type="float" office:value="0.795" calcext:value-type="float">
            <text:p>0.7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tanton</meta:initial-creator>
    <meta:creation-date>2014-12-04T11:50:24.661000000</meta:creation-date>
    <dc:date>2014-12-04T13:15:20.568000000</dc:date>
    <dc:creator>Andrew Stanton</dc:creator>
    <meta:editing-duration>PT54M36S</meta:editing-duration>
    <meta:editing-cycles>2</meta:editing-cycles>
    <meta:generator>LibreOffice/4.3.4.1$Windows_x86 LibreOffice_project/bc356b2f991740509f321d70e4512a6a54c5f243</meta:generator>
    <meta:document-statistic meta:table-count="1" meta:cell-count="43" meta:object-count="0"/>
  </office:meta>
</office:document-meta>
</file>